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SFMono-Regular" svg:font-family="SFMono-Regular, Menlo, Monaco, Consolas, 'Liberation Mono'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df0" officeooo:paragraph-rsid="00150df0"/>
    </style:style>
    <style:style style:name="P2" style:family="paragraph" style:parent-style-name="Standard">
      <style:paragraph-properties fo:text-align="center" style:justify-single-word="false">
        <style:tab-stops>
          <style:tab-stop style:position="13.197cm"/>
        </style:tab-stops>
      </style:paragraph-properties>
      <style:text-properties officeooo:rsid="00150df0" officeooo:paragraph-rsid="00150df0"/>
    </style:style>
    <style:style style:name="P3" style:family="paragraph" style:parent-style-name="Preformatted_20_Text">
      <style:text-properties fo:font-variant="normal" fo:text-transform="none" fo:color="#404040" style:font-name="SFMono-Regular" fo:font-size="6pt" fo:letter-spacing="normal" fo:font-style="normal" fo:font-weight="normal" officeooo:rsid="00150df0" officeooo:paragraph-rsid="00150df0"/>
    </style:style>
    <style:style style:name="P4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6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fo:letter-spacing="normal"/>
    </style:style>
    <style:style style:name="P6" style:family="paragraph" style:parent-style-name="Preformatted_20_Text">
      <style:paragraph-properties fo:margin-top="0cm" fo:margin-bottom="0cm" loext:contextual-spacing="false" fo:line-height="140%" fo:orphans="2" fo:widows="2" fo:padding="0cm" fo:border="none"/>
    </style:style>
    <style:style style:name="P7" style:family="paragraph" style:parent-style-name="Preformatted_20_Text">
      <style:text-properties fo:font-variant="normal" fo:text-transform="none" fo:color="#404040" style:font-name="SFMono-Regular" fo:font-size="6pt" fo:letter-spacing="normal" fo:font-style="normal" fo:font-weight="normal" officeooo:rsid="00150df0" officeooo:paragraph-rsid="00207401"/>
    </style:style>
    <style:style style:name="P8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6pt" fo:letter-spacing="normal" fo:font-style="normal" fo:font-weight="normal" officeooo:paragraph-rsid="00207401"/>
    </style:style>
    <style:style style:name="P9" style:family="paragraph" style:parent-style-name="Standard">
      <style:text-properties officeooo:rsid="001a1539" officeooo:paragraph-rsid="001a1539"/>
    </style:style>
    <style:style style:name="P10" style:family="paragraph" style:parent-style-name="Standard">
      <style:text-properties officeooo:rsid="00150df0" officeooo:paragraph-rsid="00150df0"/>
    </style:style>
    <style:style style:name="P11" style:family="paragraph" style:parent-style-name="Standard">
      <style:text-properties style:font-name="Liberation Serif" fo:font-size="12pt" officeooo:rsid="001a1539" officeooo:paragraph-rsid="001a1539" style:font-size-asian="12pt" style:font-size-complex="12pt"/>
    </style:style>
    <style:style style:name="P12" style:family="paragraph" style:parent-style-name="Standard">
      <style:paragraph-properties fo:break-before="page"/>
      <style:text-properties officeooo:rsid="001a1539" officeooo:paragraph-rsid="001a1539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b9c1c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fca9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50df0" officeooo:paragraph-rsid="0021c58a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404040" style:font-name="Liberation Serif" fo:font-size="6pt" fo:letter-spacing="normal" fo:font-style="normal" fo:font-weight="normal" officeooo:paragraph-rsid="00207401"/>
    </style:style>
    <style:style style:name="T1" style:family="text">
      <style:text-properties fo:font-variant="normal" fo:text-transform="none" fo:color="#404040" style:font-name="Lato" fo:font-size="8pt" fo:letter-spacing="normal" fo:font-style="normal" fo:font-weight="normal"/>
    </style:style>
    <style:style style:name="T2" style:family="text">
      <style:text-properties fo:font-variant="normal" fo:text-transform="none" fo:color="#404040" fo:letter-spacing="normal"/>
    </style:style>
    <style:style style:name="T3" style:family="text">
      <style:text-properties fo:font-variant="normal" fo:text-transform="none" fo:color="#e74c3c" style:font-name="SFMono-Regular" fo:font-size="6pt" fo:letter-spacing="normal" fo:font-style="normal" fo:font-weight="normal" fo:background-color="#ffffff" loext:char-shading-value="0" loext:padding-left="0.088cm" loext:padding-right="0.088cm" loext:padding-top="0.049cm" loext:padding-bottom="0.049cm" loext:border="0.06pt solid #e1e4e5"/>
    </style:style>
    <style:style style:name="T4" style:family="text">
      <style:text-properties fo:color="#666666"/>
    </style:style>
    <style:style style:name="T5" style:family="text">
      <style:text-properties style:font-name="SFMono-Regular" fo:font-size="6pt" fo:font-style="normal" fo:font-weight="normal"/>
    </style:style>
    <style:style style:name="T6" style:family="text">
      <style:text-properties fo:color="#008000" fo:font-weight="bold"/>
    </style:style>
    <style:style style:name="T7" style:family="text">
      <style:text-properties fo:color="#008000" style:font-name="SFMono-Regular" fo:font-size="6pt" fo:font-style="normal" fo:font-weight="bold"/>
    </style:style>
    <style:style style:name="T8" style:family="text">
      <style:text-properties style:use-window-font-color="true" style:font-name="Lucida Console" fo:font-size="9pt" style:font-size-asian="9pt" fo:background-color="#ffffff"/>
    </style:style>
    <style:style style:name="T9" style:family="text">
      <style:text-properties style:use-window-font-color="true" fo:font-size="9pt" style:font-size-asian="9pt" fo:background-color="#ffffff"/>
    </style:style>
    <style:style style:name="T10" style:family="text">
      <style:text-properties style:use-window-font-color="true" fo:background-color="#ffffff"/>
    </style:style>
    <style:style style:name="T11" style:family="text">
      <style:text-properties officeooo:rsid="00365916"/>
    </style:style>
    <style:style style:name="T12" style:family="text">
      <style:text-properties fo:color="#ff3838"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6591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8cf5d" style:font-style-asian="italic" style:font-weight-asian="bold" style:font-style-complex="italic" style:font-weight-complex="bol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38cf5d"/>
    </style:style>
    <style:style style:name="T18" style:family="text">
      <style:text-properties officeooo:rsid="003b5f6a"/>
    </style:style>
    <style:style style:name="T19" style:family="text">
      <style:text-properties fo:font-size="10pt" fo:font-style="italic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font-size="10pt" fo:font-style="italic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10pt" fo:font-style="italic" officeooo:rsid="00150df0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021c58a" style:font-size-asian="10pt" style:font-style-asian="italic" style:font-size-complex="10pt" style:font-style-complex="italic"/>
    </style:style>
    <style:style style:name="T24" style:family="text">
      <style:text-properties fo:font-size="10pt" fo:font-style="italic" fo:font-weight="bold" officeooo:rsid="0038cf5d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font-size="10pt" fo:font-style="italic" fo:background-color="transparent" loext:char-shading-value="0" style:font-size-asian="10pt" style:font-style-asian="italic" style:font-size-complex="10pt" style:font-style-complex="italic"/>
    </style:style>
    <style:style style:name="T26" style:family="text">
      <style:text-properties officeooo:rsid="00150df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ench Pos-Tagging News Corpus </text:p>
      <text:p text:style-name="P1"/>
      <text:p text:style-name="P1"/>
      <text:p text:style-name="P1">Split the dataset in C:\Users\Hanane\Documents\Python_Scripts\TelecomParis\Qwant\Qwant_openNMT\fr-pos-tagging\dataset\raw:</text:p>
      <text:p text:style-name="P1">org_wiki_words_bitext.txt</text:p>
      <text:p text:style-name="P1">org_wiki_tags_bitext.txt</text:p>
      <text:p text:style-name="P1"/>
      <text:p text:style-name="P1"/>
      <text:p text:style-name="P1"><text:span text:style-name="T1">The first step is to build the source and target </text:span><text:span text:style-name="Strong_20_Emphasis"><text:span text:style-name="T1">word vocabularies</text:span></text:span><text:span text:style-name="T2"> </text:span><text:span text:style-name="T1">from the training files:</text:span> </text:p>
      <text:p text:style-name="P1"/>
      <text:p text:style-name="P7">onmt-build-vocab --size <text:span text:style-name="T4">50000</text:span> --save_vocab src-train-vocab.txt <text:span text:style-name="T21">train_words_bitext.txt</text:span></text:p>
      <text:p text:style-name="P8">onmt-build-vocab --size <text:span text:style-name="T4">50000</text:span> --save_vocab <text:span text:style-name="T26">tgt-train-vocab.txt</text:span> tgt-train.txt</text:p>
      <text:p text:style-name="P8"/>
      <text:p text:style-name="P16"><text:span text:style-name="T25">onmt-build-vocab </text:span><text:span text:style-name="T21">--size 50000 --save_vocab src-train-vocab.txt </text:span><text:span text:style-name="T23">wiki_</text:span><text:span text:style-name="T21">train_words_bitext.txt</text:span></text:p>
      <text:p text:style-name="P15"><text:span text:style-name="T21">onmt-build-vocab --size 100 --save_vocab tgt-train-vocab.txt </text:span><text:span text:style-name="T23">wiki_</text:span><text:span text:style-name="T21">train_tags_bitext.txt</text:span></text:p>
      <text:p text:style-name="P15"><text:span text:style-name="T21"/></text:p>
      <text:p text:style-name="P15"><text:span text:style-name="T21"/></text:p>
      <text:p text:style-name="P1"><text:span text:style-name="T1">Then, the data files should be declared in a </text:span><text:span text:style-name="Strong_20_Emphasis"><text:span text:style-name="T1">YAML configuration file</text:span></text:span><text:span text:style-name="T1">, let’s name it </text:span><text:span text:style-name="Source_20_Text"><text:span text:style-name="T3">data.yml</text:span></text:span><text:span text:style-name="T1">:</text:span> </text:p>
      <text:p text:style-name="P1"/>
      <text:p text:style-name="P3"><text:span text:style-name="T6">model_dir</text:span>: run/</text:p>
      <text:p text:style-name="P6"/>
      <text:p text:style-name="P4"><text:span text:style-name="T6">data</text:span>:</text:p>
      <text:p text:style-name="P5"><text:s text:c="2"/><text:span text:style-name="T7">train_features_file</text:span><text:span text:style-name="T5">: src-train.txt</text:span></text:p>
      <text:p text:style-name="P5"><text:s text:c="2"/><text:span text:style-name="T7">train_labels_file</text:span><text:span text:style-name="T5">: tgt-train.txt</text:span></text:p>
      <text:p text:style-name="P5"><text:s text:c="2"/><text:span text:style-name="T7">eval_features_file</text:span><text:span text:style-name="T5">: src-val.txt</text:span></text:p>
      <text:p text:style-name="P5"><text:s text:c="2"/><text:span text:style-name="T7">eval_labels_file</text:span><text:span text:style-name="T5">: tgt-val.txt</text:span></text:p>
      <text:p text:style-name="P5"><text:s text:c="2"/><text:span text:style-name="T7">source_vocabulary</text:span><text:span text:style-name="T5">: src-vocab.txt</text:span></text:p>
      <text:p text:style-name="P5"><text:s text:c="2"/><text:span text:style-name="T7">target_vocabulary</text:span><text:span text:style-name="T5">: tgt-vocab.txt</text:span></text:p>
      <text:p text:style-name="P13"/>
      <text:p text:style-name="P14"><text:span text:style-name="T11">With</text:span> <text:span text:style-name="T12">omnt-build-vocab</text:span> <text:span text:style-name="T11">command</text:span>, <text:span text:style-name="T11">the following data are created:</text:span></text:p>
      <text:p text:style-name="P14"><text:span text:style-name="T13">src-train-vocab.txt</text:span>: <text:span text:style-name="T11">50000 first more recurrent words in the train set ( </text:span><text:span text:style-name="T14">train_words_bitext</text:span><text:span text:style-name="T15">)</text:span></text:p>
      <text:p text:style-name="P14"><text:span text:style-name="T24"><text:tab/></text:span><text:span text:style-name="T19">onmt-build-vocab</text:span><text:span text:style-name="T21"> --size 50000 --save_vocab src-train-vocab.txt train_words_bitext.txt</text:span></text:p>
      <text:p text:style-name="P14"><text:span text:style-name="T13">src-train-tkt-vocab.txt</text:span>: <text:span text:style-name="T17">by using Character Tokenizer</text:span> </text:p>
      <text:p text:style-name="P14"><text:span text:style-name="T21"><text:tab/>onmt-build-vocab --tokenizer_config char_tokenization.yml --size 100 --save_vocab src-train-tkt-vocab.txt train_words_bitext.txt</text:span></text:p>
      <text:p text:style-name="P14"><text:span text:style-name="T13">tgt-train-vocab.txt</text:span>: <text:span text:style-name="T18">100 first recurrent labels</text:span></text:p>
      <text:p text:style-name="P14"><text:span text:style-name="T22"><text:tab/>onmt-build-vocab --size 100 --save_vocab tgt-train-vocab.txt train_tags_bitext.txt</text:span></text:p>
      <text:p text:style-name="P1"/>
      <text:p text:style-name="P1"/>
      <text:p text:style-name="P1">model_dir: run/</text:p>
      <text:p text:style-name="P1"/>
      <text:p text:style-name="P1">data:</text:p>
      <text:p text:style-name="P1"><text:s text:c="2"/>train_features_file: ./dataset/train_words_bitext.txt</text:p>
      <text:p text:style-name="P1"><text:s text:c="2"/>train_labels_file: ./dataset/train_tags_bitext.txt</text:p>
      <text:p text:style-name="P1"><text:s text:c="2"/>eval_features_file: ./dataset/valid_words_bitext.txt</text:p>
      <text:p text:style-name="P1"><text:s text:c="2"/>eval_labels_file: ./dataset/valid_tags_bitext.txt</text:p>
      <text:p text:style-name="P1"><text:s text:c="2"/>source_1_vocabulary: ./dataset/src-train-vocab.txt</text:p>
      <text:p text:style-name="P1"><text:s text:c="2"/>source_2_vocabulary: ./dataset/src-train-tkt-vocab.txt</text:p>
      <text:p text:style-name="P1"><text:s text:c="2"/>target_vocabulary: ./dataset/tgt-train-vocab.txt</text:p>
      <text:p text:style-name="P1"/>
      <text:p text:style-name="P1">train:</text:p>
      <text:p text:style-name="P1"><text:soft-page-break/><text:s text:c="2"/>max_step: 200</text:p>
      <text:p text:style-name="P1"><text:s text:c="2"/>save_summary_steps: 100</text:p>
      <text:p text:style-name="P1"/>
      <text:p text:style-name="P1">eval:</text:p>
      <text:p text:style-name="P1"><text:s text:c="2"/>external_evaluators: bleu</text:p>
      <text:p text:style-name="P1"><text:s text:c="2"/>export_on_best: loss</text:p>
      <text:p text:style-name="P1"/>
      <text:p text:style-name="P9"/>
      <text:p text:style-name="P12">Git command pour enlever certains fichiers commités par erreur:</text:p>
      <text:p text:style-name="P9"><text:span text:style-name="T8"/></text:p>
      <text:p text:style-name="P9"><text:span text:style-name="T8">Lister tous les fichiers trackés:</text:span></text:p>
      <text:p text:style-name="P9"><text:span text:style-name="T8">git ls-files</text:span></text:p>
      <text:p text:style-name="P1"/>
      <text:p text:style-name="P9">Fichiers contenants 10000 dans le nom:</text:p>
      <text:p text:style-name="P1"><text:span text:style-name="T8">git ls-files | grep 10000</text:span></text:p>
      <text:p text:style-name="P1"><text:span text:style-name="T8"/></text:p>
      <text:p text:style-name="P11"><text:span text:style-name="T10">Deleter le fichier qui pose problème du track:</text:span></text:p>
      <text:p text:style-name="P9"><text:span text:style-name="T8">git rm -r fr-pos-tagging/dataset/test/corpus_news_words_bitext_10000.txt</text:span></text:p>
      <text:p text:style-name="P9"><text:span text:style-name="T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SFMono-Regular" svg:font-family="SFMono-Regular, Menlo, Monaco, Consolas, 'Liberation Mono'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6:18:38.065000000</meta:creation-date>
    <dc:date>2020-08-02T18:17:50.441000000</dc:date>
    <meta:editing-duration>PT1H19M32S</meta:editing-duration>
    <meta:editing-cycles>9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47" meta:word-count="213" meta:character-count="2280" meta:non-whitespace-character-count="2088"/>
  </office:meta>
</office:document-meta>
</file>